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5.5313in" fo:margin-top="0in" fo:margin-bottom="0in" table:align="center"/>
    </style:style>
    <style:style style:name="Table1.A" style:family="table-column">
      <style:table-column-properties style:column-width="3.1694in"/>
    </style:style>
    <style:style style:name="Table1.B" style:family="table-column">
      <style:table-column-properties style:column-width="1.1389in"/>
    </style:style>
    <style:style style:name="Table1.C" style:family="table-column">
      <style:table-column-properties style:column-width="1.2229in"/>
    </style:style>
    <style:style style:name="Table1.1" style:family="table-row">
      <style:table-row-properties style:min-row-height="0.3681in" fo:keep-together="auto"/>
    </style:style>
    <style:style style:name="Table1.A1" style:family="table-cell">
      <style:table-cell-properties style:vertical-align="" fo:padding="0.0694in" fo:border="0.5pt solid #000000"/>
    </style:style>
    <style:style style:name="Table1.2" style:family="table-row">
      <style:table-row-properties style:min-row-height="0.3576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1665in" loext:contextual-spacing="false" fo:line-height="100%"/>
    </style:style>
    <style:style style:name="P21" style:family="paragraph" style:parent-style-name="Standard">
      <style:paragraph-properties fo:margin-top="0.1665in" fo:margin-bottom="0.1665in" loext:contextual-spacing="false" fo:line-height="100%"/>
    </style:style>
    <style:style style:name="P22"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23"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style:style>
    <style:style style:name="P2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6" style:family="paragraph" style:parent-style-name="Heading_20_1" style:list-style-name="WWNum2">
      <style:paragraph-properties fo:text-align="justify" style:justify-single-word="false"/>
    </style:style>
    <style:style style:name="P27" style:family="paragraph" style:parent-style-name="Heading_20_1" style:list-style-name="WWNum2">
      <style:paragraph-properties fo:break-before="auto" fo:break-after="auto"/>
    </style:style>
    <style:style style:name="P28" style:family="paragraph" style:parent-style-name="Heading_20_1" style:list-style-name="WWNum2">
      <style:paragraph-properties fo:text-align="justify" style:justify-single-word="false" fo:break-before="auto" fo:break-after="auto"/>
    </style:style>
    <style:style style:name="P29"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color="#1155cc" style:text-underline-style="solid" style:text-underline-width="auto" style:text-underline-color="font-color"/>
    </style:style>
    <style:style style:name="T18" style:family="text">
      <style:text-properties fo:color="#333333" style:font-name="Consolas" fo:font-size="10pt" fo:background-color="#f8f8f8" loext:char-shading-value="0" style:font-name-asian="Consolas1" style:font-size-asian="10pt" style:font-name-complex="Consolas1" style:font-size-complex="10pt"/>
    </style:style>
    <style:style style:name="T19" style:family="text">
      <style:text-properties fo:color="#333333" style:font-name="Consolas" fo:background-color="#f8f8f8" loext:char-shading-value="0" style:font-name-asian="Consolas1" style:font-name-complex="Consolas1"/>
    </style:style>
    <style:style style:name="T20" style:family="text">
      <style:text-properties fo:color="#dd1144" style:font-name="Consolas" fo:font-size="10pt" fo:background-color="#f8f8f8" loext:char-shading-value="0" style:font-name-asian="Consolas1" style:font-size-asian="10pt" style:font-name-complex="Consolas1" style:font-size-complex="10pt"/>
    </style:style>
    <style:style style:name="T2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22" style:family="text">
      <style:text-properties fo:color="#990073" style:font-name="Consolas" fo:font-size="10pt" fo:background-color="#f8f8f8" loext:char-shading-value="0" style:font-name-asian="Consolas1" style:font-size-asian="10pt" style:font-name-complex="Consolas1" style:font-size-complex="10pt"/>
    </style:style>
    <style:style style:name="T23" style:family="text">
      <style:text-properties fo:color="#008080" style:font-name="Consolas" fo:font-size="10pt" fo:background-color="#f8f8f8" loext:char-shading-value="0" style:font-name-asian="Consolas1" style:font-size-asian="10pt"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Introducción a Docker</text:span><text:span text:style-name="T2"><text:line-break/></text:span><text:span text:style-name="T3">UD 06. Caso práctico 07 - Desplegando Odoo</text:span></text:p>
      <text:p text:style-name="P2"><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6"><draw:frame draw:style-name="fr1" draw:name="image2.png" text:anchor-type="as-char" svg:width="6.6929in" svg:height="0.4862in" draw:z-index="0"><draw:image xlink:href="Pictures/10000000000007800000008BADE10FA77D575FB0.png" xlink:type="simple" xlink:show="embed" xlink:actuate="onLoad" loext:mime-type="image/png"/></draw:frame></text:p>
      <text:p text:style-name="P4"/>
      <text:p text:style-name="P4"/>
      <text:p text:style-name="P4"/>
      <text:p text:style-name="P4"/>
      <text:p text:style-name="P5"><text:span text:style-name="T5">Autor: Sergi García Barea</text:span></text:p>
      <text:p text:style-name="P5"><text:span text:style-name="T5">Actualizado Febrero 2025</text:span></text:p>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text:span text:style-name="T6">Nomenclatura</text:span></text:p>
      <text:p text:style-name="P9">A lo largo de este tema se utilizarán distintos símbolos para distinguir elementos importantes dentro del contenido. Estos símbolos son:</text:p>
      <text:p text:style-name="P9"/>
      <text:p text:style-name="P10"><text:span text:style-name="T9"><text:s/>📖 </text:span><text:span text:style-name="T10">Importante</text:span></text:p>
      <text:p text:style-name="P11"/>
      <text:p text:style-name="P10"><text:span text:style-name="T11"><text:s/>❕</text:span><text:span text:style-name="T12"> </text:span><text:span text:style-name="T10">Atención</text:span></text:p>
      <text:p text:style-name="P11"/>
      <text:p text:style-name="P10"><text:span text:style-name="T9"><text:s/>💬</text:span> <text:span text:style-name="T10">Interesante</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dbh0n1vac4c8" text:style-name="Index_20_Link" text:visited-style-name="Index_20_Link"><text:span text:style-name="T13">1. Introducción<text:tab/>3</text:span></text:a></text:p>
          <text:p text:style-name="P12"><text:a xlink:type="simple" xlink:href="#_wyeqan80zyxj" text:style-name="Index_20_Link" text:visited-style-name="Index_20_Link"><text:span text:style-name="T13">2. Diferencias clave entre modo producción y modo desarrollo<text:tab/>3</text:span></text:a></text:p>
          <text:p text:style-name="P12"><text:a xlink:type="simple" xlink:href="#_vyhbfp4t666x" text:style-name="Index_20_Link" text:visited-style-name="Index_20_Link"><text:span text:style-name="T13">3. Fichero "docker-compose.yml" para desarrollo<text:tab/>4</text:span></text:a></text:p>
          <text:p text:style-name="P12"><text:a xlink:type="simple" xlink:href="#_eje7ui28x8fo" text:style-name="Index_20_Link" text:visited-style-name="Index_20_Link"><text:span text:style-name="T13">4. Fichero "docker-compose.yml" para producción<text:tab/>5</text:span></text:a></text:p>
          <text:p text:style-name="P12"><text:a xlink:type="simple" xlink:href="#_iib2xhb2t4cx" text:style-name="Index_20_Link" text:visited-style-name="Index_20_Link"><text:span text:style-name="T13">5. Poniendo en marcha el sistema (para cualquiera de las dos configuraciones)<text:tab/>6</text:span></text:a></text:p>
          <text:p text:style-name="P12"><text:a xlink:type="simple" xlink:href="#_72yv1gty1dke" text:style-name="Index_20_Link" text:visited-style-name="Index_20_Link"><text:span text:style-name="T13">6. Bibliografía<text:tab/>6</text:span></text:a></text:p>
        </text:index-body>
      </text:table-of-content>
      <text:p text:style-name="Standard"/>
      <text:p text:style-name="P14"/>
      <text:p text:style-name="P15"><text:span text:style-name="T14">UD06. Caso práctico 07</text:span></text:p>
      <text:list xml:id="list2613803505" text:style-name="WWNum2">
        <text:list-item>
          <text:p text:style-name="P27"><text:bookmark text:name="_dbh0n1vac4c8"/>Introducción</text:p>
        </text:list-item>
      </text:list>
      <text:p text:style-name="P20">Odoo es un sistema de gestión empresarial (ERP) y CRM de código abierto que proporciona una amplia gama de aplicaciones para la gestión de negocios, incluyendo contabilidad, ventas, inventario, fabricación, recursos humanos y más. Su flexibilidad y modularidad permiten a las empresas adaptar su funcionamiento a sus necesidades específicas.</text:p>
      <text:p text:style-name="P21">En este caso práctico, trabajaremos con <text:span text:style-name="T10">Odoo Community Edition</text:span>, la versión gratuita y de código abierto de Odoo, que ofrece muchas funcionalidades clave sin necesidad de una suscripción de pago. Más información y documentación oficial se puede encontrar en su página web:<text:a xlink:type="simple" xlink:href="https://www.odoo.com/" text:style-name="ListLabel_20_10" text:visited-style-name="ListLabel_20_10"> </text:a><text:a xlink:type="simple" xlink:href="https://www.odoo.com/" text:style-name="ListLabel_20_11" text:visited-style-name="ListLabel_20_11"><text:span text:style-name="T17">https://www.odoo.com/</text:span></text:a>.</text:p>
      <text:p text:style-name="P21">Vamos a desplegar Odoo utilizando Docker Compose con dos configuraciones distintas:</text:p>
      <text:list xml:id="list2393824344" text:style-name="WWNum1">
        <text:list-item>
          <text:p text:style-name="P22"><text:span text:style-name="T10">Modo Desarrollo</text:span>: Permite la modificación de archivos en caliente, lo que implica que cualquier cambio en los archivos del sistema se refleja de inmediato. Sin embargo, este modo es más lento debido a la necesidad de verificar constantemente los cambios.</text:p>
        </text:list-item>
        <text:list-item>
          <text:p text:style-name="P23"><text:span text:style-name="T10">Modo Producción</text:span>: Optimizado para el rendimiento, carga los archivos en memoria y no revisa cambios en disco hasta que se reinicia el servicio.</text:p>
        </text:list-item>
      </text:list>
      <text:p text:style-name="P21">Ambos despliegues contarán con un servicio de base de datos PostgreSQL.</text:p>
      <text:p text:style-name="P24"><text:span text:style-name="T11"><text:s/>❕</text:span><text:span text:style-name="T12"> </text:span><text:span text:style-name="T10">Atención: <text:s/></text:span>para realizar el caso práctico, con que pongáis en marcha uno de los dos supuestos, es suficiente.</text:p>
      <text:list xml:id="list151815021041715" text:continue-list="list2613803505" text:style-name="WWNum2">
        <text:list-item>
          <text:p text:style-name="P28"><text:bookmark text:name="_wyeqan80zyxj"/>Diferencias clave entre modo producción y modo desarrollo</text:p>
        </text:list-item>
      </text:list>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10">Característica</text:span></text:p>
          </table:table-cell>
          <table:table-cell table:style-name="Table1.A1" office:value-type="string">
            <text:p text:style-name="P1"><text:span text:style-name="T10">Desarrollo</text:span></text:p>
          </table:table-cell>
          <table:table-cell table:style-name="Table1.A1" office:value-type="string">
            <text:p text:style-name="P1"><text:span text:style-name="T10">Producción</text:span></text:p>
          </table:table-cell>
        </table:table-row>
        <table:table-row table:style-name="Table1.2">
          <table:table-cell table:style-name="Table1.A1" office:value-type="string">
            <text:p text:style-name="Standard">Permite cambios en caliente</text:p>
          </table:table-cell>
          <table:table-cell table:style-name="Table1.A1" office:value-type="string">
            <text:p text:style-name="Standard">✅ Sí</text:p>
          </table:table-cell>
          <table:table-cell table:style-name="Table1.A1" office:value-type="string">
            <text:p text:style-name="Standard">❌ No</text:p>
          </table:table-cell>
        </table:table-row>
        <table:table-row table:style-name="Table1.2">
          <table:table-cell table:style-name="Table1.A1" office:value-type="string">
            <text:p text:style-name="Standard">Rendimiento optimizado</text:p>
          </table:table-cell>
          <table:table-cell table:style-name="Table1.A1" office:value-type="string">
            <text:p text:style-name="Standard">❌ No</text:p>
          </table:table-cell>
          <table:table-cell table:style-name="Table1.A1" office:value-type="string">
            <text:p text:style-name="Standard">✅ Sí</text:p>
          </table:table-cell>
        </table:table-row>
        <table:table-row table:style-name="Table1.2">
          <table:table-cell table:style-name="Table1.A1" office:value-type="string">
            <text:p text:style-name="Standard">Uso de volúmenes de configuración</text:p>
          </table:table-cell>
          <table:table-cell table:style-name="Table1.A1" office:value-type="string">
            <text:p text:style-name="Standard">✅ Sí</text:p>
          </table:table-cell>
          <table:table-cell table:style-name="Table1.A1" office:value-type="string">
            <text:p text:style-name="Standard">❌ No</text:p>
          </table:table-cell>
        </table:table-row>
        <table:table-row table:style-name="Table1.2">
          <table:table-cell table:style-name="Table1.A1" office:value-type="string">
            <text:p text:style-name="Standard">Recarga automática de archivos</text:p>
          </table:table-cell>
          <table:table-cell table:style-name="Table1.A1" office:value-type="string">
            <text:p text:style-name="Standard">✅ Sí</text:p>
          </table:table-cell>
          <table:table-cell table:style-name="Table1.A1" office:value-type="string">
            <text:p text:style-name="Standard">❌ No</text:p>
          </table:table-cell>
        </table:table-row>
      </table:table>
      <text:p text:style-name="P21"/>
      <text:p text:style-name="P24"><text:span text:style-name="T9"><text:s/>💬</text:span> <text:span text:style-name="T10">Interesante: </text:span>elegir el modo correcto depende del entorno en el que se despliegue Odoo. Para desarrollo, la flexibilidad es clave, mientras que en producción se prioriza estabilidad y rendimiento. </text:p>
      <text:p text:style-name="Standard"/>
      <text:list xml:id="list151815715224439" text:continue-numbering="true" text:style-name="WWNum2">
        <text:list-item>
          <text:p text:style-name="P28"><text:bookmark text:name="_vyhbfp4t666x"/>Fichero "docker-compose.yml" para desarrollo</text:p>
        </text:list-item>
      </text:list>
      <text:p text:style-name="Standard">A continuación mostramos el fichero “docker-compose.yml” comentado para hacer un despliegue de Odoo en modo desarrollo:</text:p>
      <table:table table:name="Table2" table:style-name="Table2">
        <table:table-column table:style-name="Table2.A"/>
        <table:table-row table:style-name="Table2.1">
          <table:table-cell table:style-name="Table2.A1" office:value-type="string">
            <text:p text:style-name="P25"><text:span text:style-name="T18">version: </text:span><text:span text:style-name="T20">'3.3'</text:span><text:span text:style-name="T18"><text:line-break/><text:line-break/>services:<text:line-break/></text:span><text:span text:style-name="T21">#Definimos el servicio Web, en este caso Odoo</text:span><text:span text:style-name="T18"><text:line-break/> <text:s/>web:<text:line-break/><text:tab/></text:span><text:span text:style-name="T21">#Indicamos que imagen de Docker Hub utilizaremos</text:span><text:span text:style-name="T18"><text:line-break/><text:tab/>image: odoo:17<text:line-break/><text:tab/></text:span><text:span text:style-name="T21">#Indicamos que depende de "db", por lo cual debe ser procesada primero "db"</text:span><text:span text:style-name="T18"><text:line-break/><text:tab/>depends_on:<text:line-break/> <text:s text:c="3"/><text:tab/></text:span><text:span text:style-name="T22">-</text:span><text:span text:style-name="T18"> </text:span><text:span text:style-name="T20">db</text:span><text:span text:style-name="T18"><text:line-break/><text:line-break/><text:tab/></text:span><text:span text:style-name="T21"># Port Mapping: indicamos que el puerto 8069 del contenedor se mapeara con el mismo puerto en el anfritrion</text:span><text:span text:style-name="T18"><text:line-break/><text:tab/></text:span><text:span text:style-name="T21"># Permitiendo acceder a Odoo mediante http://localhost:8069</text:span><text:span text:style-name="T18"><text:line-break/><text:tab/>ports:<text:line-break/> <text:s/><text:tab/></text:span><text:span text:style-name="T22">-</text:span><text:span text:style-name="T18"> </text:span><text:span text:style-name="T23">8069</text:span><text:span text:style-name="T20">:8069</text:span><text:span text:style-name="T18"><text:line-break/><text:line-break/><text:tab/></text:span><text:span text:style-name="T21"># Mapeamos el directorio de los contenedores (como por ejemplo" /mnt/extra-addons" )</text:span><text:span text:style-name="T18"><text:line-break/><text:tab/></text:span><text:span text:style-name="T21"># en un directorio local (como por ejemplo en un directorio "./volumesOdoo/addons")</text:span><text:span text:style-name="T18"><text:line-break/><text:tab/></text:span><text:span text:style-name="T21"># situado en el lugar donde ejecutemos "Docker compose"</text:span><text:span text:style-name="T18"><text:line-break/><text:tab/>volumes:<text:line-break/> <text:s/><text:tab/></text:span><text:span text:style-name="T22">-</text:span><text:span text:style-name="T18"> </text:span><text:span text:style-name="T20">./volumesOdoo/addons:/mnt/extra-addons</text:span><text:span text:style-name="T18"><text:line-break/> <text:s/><text:tab/></text:span><text:span text:style-name="T22">-</text:span><text:span text:style-name="T18"> </text:span><text:span text:style-name="T20">./volumesOdoo/odoo/filestore:/var/lib/odoo/filestore</text:span><text:span text:style-name="T18"><text:line-break/> <text:s/><text:tab/></text:span><text:span text:style-name="T22">-</text:span><text:span text:style-name="T18"> </text:span><text:span text:style-name="T20">./volumesOdoo/odoo/sessions:/var/lib/odoo/sessions</text:span><text:span text:style-name="T18"><text:line-break/><text:tab/></text:span><text:span text:style-name="T21">#Indicamos que el contenedor funcionara con usuario root y no con usuario odoo</text:span><text:span text:style-name="T18"><text:line-break/><text:tab/>user: </text:span><text:span text:style-name="T20">root</text:span><text:span text:style-name="T18"><text:line-break/><text:tab/></text:span><text:span text:style-name="T21"># Definimos variables de entorno de Odoo</text:span><text:span text:style-name="T18"><text:line-break/><text:tab/>environment:<text:line-break/> <text:s/><text:tab/></text:span><text:span text:style-name="T22">-</text:span><text:span text:style-name="T18"> </text:span><text:span text:style-name="T20">HOST=db</text:span><text:span text:style-name="T18"><text:line-break/> <text:s/><text:tab/></text:span><text:span text:style-name="T22">-</text:span><text:span text:style-name="T18"> </text:span><text:span text:style-name="T20">USER=odoo</text:span><text:span text:style-name="T18"><text:line-break/> <text:s/><text:tab/></text:span><text:span text:style-name="T22">-</text:span><text:span text:style-name="T18"> </text:span><text:span text:style-name="T20">PASSWORD=odoo</text:span><text:span text:style-name="T18"><text:line-break/><text:tab/></text:span><text:span text:style-name="T21"># Indica que pasa ese parametro al arrancar el servicio Odoo</text:span><text:span text:style-name="T18"><text:line-break/><text:tab/>command: </text:span><text:span text:style-name="T22">--dev=all</text:span><text:span text:style-name="T18"><text:line-break/></text:span><text:span text:style-name="T21">#Definimos el servicio de la base de datos</text:span><text:span text:style-name="T18"><text:line-break/> <text:s/>db:<text:line-break/><text:tab/>image: postgres:15<text:line-break/><text:line-break/><text:tab/></text:span><text:span text:style-name="T21"># Definimos variables de entorno de PostgreSQL</text:span><text:span text:style-name="T18"><text:line-break/><text:tab/>environment:<text:line-break/> <text:s/><text:tab/></text:span><text:span text:style-name="T22">-</text:span><text:span text:style-name="T18"> </text:span><text:span text:style-name="T20">POSTGRES_PASSWORD=odoo</text:span><text:span text:style-name="T18"><text:line-break/> <text:s/><text:tab/></text:span><text:span text:style-name="T22">-</text:span><text:span text:style-name="T18"> </text:span><text:span text:style-name="T20">POSTGRES_USER=odoo</text:span><text:span text:style-name="T18"><text:line-break/> <text:s/><text:tab/></text:span><text:span text:style-name="T22">-</text:span><text:span text:style-name="T18"> </text:span><text:span text:style-name="T20">POSTGRES_DB=postgres</text:span><text:span text:style-name="T18"><text:line-break/><text:tab/></text:span><text:span text:style-name="T21"># Mapeamos el directorio del contenedor "var/lib/postgresql/data" en un directorio "./volumesOdoo/dataPostgreSQL"</text:span><text:span text:style-name="T18"><text:line-break/><text:tab/></text:span><text:span text:style-name="T21"># situado en el lugar donde ejecutemos "Docker compose"</text:span><text:span text:style-name="T18"><text:line-break/><text:tab/>volumes:<text:line-break/> <text:s/><text:tab/></text:span><text:span text:style-name="T22">-</text:span><text:span text:style-name="T18"> </text:span><text:span text:style-name="T20">./volumesOdoo/dataPostgreSQL:/var/lib/postgresql/data</text:span></text:p>
          </table:table-cell>
        </table:table-row>
      </table:table>
      <text:p text:style-name="Standard"><text:soft-page-break/></text:p>
      <text:list xml:id="list151816300331893" text:continue-numbering="true" text:style-name="WWNum2">
        <text:list-item>
          <text:p text:style-name="P26"><text:bookmark text:name="_eje7ui28x8fo"/>Fichero "docker-compose.yml" para producción</text:p>
        </text:list-item>
      </text:list>
      <text:p text:style-name="Standard">A continuación mostramos el fichero “docker-compose.yml” comentado para hacer un despliegue de Odoo en modo producción:</text:p>
      <text:p text:style-name="Standard"/>
      <table:table table:name="Table3" table:style-name="Table3">
        <table:table-column table:style-name="Table3.A"/>
        <table:table-row table:style-name="Table3.1">
          <table:table-cell table:style-name="Table3.A1" office:value-type="string">
            <text:p text:style-name="P25"><text:span text:style-name="T18">version: </text:span><text:span text:style-name="T20">'3.3'</text:span><text:span text:style-name="T18"><text:line-break/><text:line-break/>services:<text:line-break/></text:span><text:span text:style-name="T21">#Definimos el servicio Web, en este caso Odoo</text:span><text:span text:style-name="T18"><text:line-break/> <text:s/>web:<text:line-break/><text:tab/></text:span><text:span text:style-name="T21">#Indicamos que imagen de Docker Hub utilizaremos</text:span><text:span text:style-name="T18"><text:line-break/><text:tab/>image: odoo:17<text:line-break/><text:tab/></text:span><text:span text:style-name="T21">#Indicamos que depende de "db", por lo cual debe ser procesada primero "db"</text:span><text:span text:style-name="T18"><text:line-break/><text:tab/>depends_on:<text:line-break/> <text:s text:c="3"/><text:tab/></text:span><text:span text:style-name="T22">-</text:span><text:span text:style-name="T18"> </text:span><text:span text:style-name="T20">db</text:span><text:span text:style-name="T18"><text:line-break/><text:line-break/><text:tab/></text:span><text:span text:style-name="T21"># Port Mapping: indicamos que el puerto 8069 del contenedor se mapeara con el mismo puerto en el anfritrion</text:span><text:span text:style-name="T18"><text:line-break/><text:tab/></text:span><text:span text:style-name="T21"># Permitiendo acceder a Odoo mediante http://localhost:8069</text:span><text:span text:style-name="T18"><text:line-break/><text:tab/>ports:<text:line-break/> <text:s/><text:tab/></text:span><text:span text:style-name="T22">-</text:span><text:span text:style-name="T18"> </text:span><text:span text:style-name="T23">8069</text:span><text:span text:style-name="T20">:8069</text:span><text:span text:style-name="T18"><text:line-break/><text:line-break/><text:tab/></text:span><text:span text:style-name="T21"># Mapeamos el directorio de los contenedores (como por ejemplo" /mnt/extra-addons" )</text:span><text:span text:style-name="T18"><text:line-break/><text:tab/></text:span><text:span text:style-name="T21"># en un directorio local (como por ejemplo en un directorio "./volumesOdoo/addons")</text:span><text:span text:style-name="T18"><text:line-break/><text:tab/></text:span><text:span text:style-name="T21"># situado en el lugar donde ejecutemos "Docker compose"</text:span><text:span text:style-name="T18"><text:line-break/><text:tab/>volumes:<text:line-break/> <text:s/><text:tab/></text:span><text:span text:style-name="T22">-</text:span><text:span text:style-name="T18"> </text:span><text:span text:style-name="T20">./volumesOdoo/addons:/mnt/extra-addons</text:span><text:span text:style-name="T18"><text:line-break/><text:tab/></text:span><text:span text:style-name="T21">#Indicamos que el contenedor funcionara con usuario root y no con usuario odoo</text:span><text:span text:style-name="T18"><text:line-break/><text:tab/>user: </text:span><text:span text:style-name="T20">root</text:span><text:span text:style-name="T18"><text:line-break/><text:tab/></text:span><text:span text:style-name="T21"># Definimos variables de entorno de Odoo</text:span><text:span text:style-name="T18"><text:line-break/><text:tab/>environment:<text:line-break/> <text:s/><text:tab/></text:span><text:span text:style-name="T22">-</text:span><text:span text:style-name="T18"> </text:span><text:span text:style-name="T20">HOST=db</text:span><text:span text:style-name="T18"><text:line-break/> <text:s/><text:tab/></text:span><text:span text:style-name="T22">-</text:span><text:span text:style-name="T18"> </text:span><text:span text:style-name="T20">USER=odoo</text:span><text:span text:style-name="T18"><text:line-break/> <text:s/><text:tab/></text:span><text:span text:style-name="T22">-</text:span><text:span text:style-name="T18"> </text:span><text:span text:style-name="T20">PASSWORD=odoo</text:span><text:span text:style-name="T18"><text:line-break/></text:span><text:span text:style-name="T21">#Definimos el servicio de la base de datos</text:span><text:span text:style-name="T18"><text:line-break/> <text:s/>db:<text:line-break/><text:tab/>image: postgres:15<text:line-break/><text:line-break/><text:tab/></text:span><text:span text:style-name="T21"># Definimos variables de entorno de PostgreSQL</text:span><text:span text:style-name="T18"><text:line-break/><text:tab/>environment:<text:line-break/> <text:s/><text:tab/></text:span><text:span text:style-name="T22">-</text:span><text:span text:style-name="T18"> </text:span><text:span text:style-name="T20">POSTGRES_PASSWORD=odoo</text:span><text:span text:style-name="T18"><text:line-break/> <text:s/><text:tab/></text:span><text:span text:style-name="T22">-</text:span><text:span text:style-name="T18"> </text:span><text:span text:style-name="T20">POSTGRES_USER=odoo</text:span><text:span text:style-name="T18"><text:line-break/> <text:s/><text:tab/></text:span><text:span text:style-name="T22">-</text:span><text:span text:style-name="T18"> </text:span><text:span text:style-name="T20">POSTGRES_DB=postgres</text:span><text:span text:style-name="T18"><text:line-break/><text:tab/></text:span><text:span text:style-name="T21"># Mapeamos el directorio del contenedor "var/lib/postgresql/data" en un directorio "./volumesOdoo/dataPostgreSQL"</text:span><text:span text:style-name="T18"><text:line-break/><text:tab/></text:span><text:span text:style-name="T21"># situado en el lugar donde ejecutemos "Docker compose"</text:span><text:span text:style-name="T18"><text:line-break/><text:tab/>volumes:<text:line-break/> <text:s/><text:tab/></text:span><text:span text:style-name="T22">-</text:span><text:span text:style-name="T18"> </text:span><text:span text:style-name="T20">./volumesOdoo/dataPostgreSQL:/var/lib/postgresql/data</text:span></text:p>
          </table:table-cell>
        </table:table-row>
      </table:table>
      <text:p text:style-name="Standard"/>
      <text:list xml:id="list151816192231084" text:continue-numbering="true" text:style-name="WWNum2">
        <text:list-item>
          <text:p text:style-name="P26"><text:bookmark text:name="_iib2xhb2t4cx"/>Poniendo en marcha el sistema (para cualquiera de las dos configuraciones)</text:p>
        </text:list-item>
      </text:list>
      <text:p text:style-name="Standard">Para iniciar Odoo en cualquiera de los dos modos, nos situamos en el directorio donde se encuentra el fichero docker-compose.yml y ejecutamos:</text:p>
      <text:p text:style-name="Standard"/>
      <table:table table:name="Table4" table:style-name="Table4">
        <table:table-column table:style-name="Table4.A"/>
        <table:table-row table:style-name="Table4.1">
          <table:table-cell table:style-name="Table4.A1" office:value-type="string">
            <text:p text:style-name="P25"><text:span text:style-name="T19">docker compose up -d</text:span></text:p>
          </table:table-cell>
        </table:table-row>
      </table:table>
      <text:p text:style-name="Standard"/>
      <text:p text:style-name="Standard">Esto descargará las imágenes (si es necesario) y lanzará los contenedores. Una vez iniciado, podemos acceder a Odoo desde <text:a xlink:type="simple" xlink:href="http://localhost:8069" text:style-name="ListLabel_20_11" text:visited-style-name="ListLabel_20_11"><text:span text:style-name="T17">http://localhost:8069</text:span></text:a>.</text:p>
      <text:p text:style-name="Standard">Para detener y eliminar los contenedores sin afectar a los volúmenes de datos:</text:p>
      <table:table table:name="Table5" table:style-name="Table5">
        <table:table-column table:style-name="Table5.A"/>
        <table:table-row table:style-name="Table5.1">
          <table:table-cell table:style-name="Table5.A1" office:value-type="string">
            <text:p text:style-name="P25"><text:span text:style-name="T19">docker compose stop</text:span></text:p>
          </table:table-cell>
        </table:table-row>
      </table:table>
      <text:p text:style-name="Standard"/>
      <text:p text:style-name="P24"><text:span text:style-name="T11"><text:s/>❕</text:span><text:span text:style-name="T12"> </text:span><text:span text:style-name="T10">Atención: </text:span><text:s/>usamos “docker compose stop” porque solo para los contenedores. Un comando similar pero no igual, “docker compose down”o que hace además de parar los contenedores, los borra, aunque no borra la persistencia.</text:p>
      <text:p text:style-name="Standard">Para reiniciar Odoo tras haberlo detenido:</text:p>
      <text:p text:style-name="Standard"/>
      <table:table table:name="Table6" table:style-name="Table6">
        <table:table-column table:style-name="Table6.A"/>
        <table:table-row table:style-name="Table6.1">
          <table:table-cell table:style-name="Table6.A1" office:value-type="string">
            <text:p text:style-name="P25"><text:span text:style-name="T19">docker compose up -d</text:span></text:p>
          </table:table-cell>
        </table:table-row>
      </table:table>
      <text:p text:style-name="Standard"/>
      <text:p text:style-name="Standard">o si ya están creados</text:p>
      <text:p text:style-name="Standard"/>
      <table:table table:name="Table7" table:style-name="Table7">
        <table:table-column table:style-name="Table7.A"/>
        <table:table-row table:style-name="Table7.1">
          <table:table-cell table:style-name="Table7.A1" office:value-type="string">
            <text:p text:style-name="P25"><text:span text:style-name="T19">docker compose start</text:span></text:p>
          </table:table-cell>
        </table:table-row>
      </table:table>
      <text:p text:style-name="Standard"/>
      <text:p text:style-name="Standard">Si se han hecho cambios en la configuración del modo desarrollo, estos se aplicarán directamente sin necesidad de reconstruir la imagen, aunque si da problemas o estás en modo producción siempre puedes pararlo y ponerlo en marcha con</text:p>
      <table:table table:name="Table8" table:style-name="Table8">
        <table:table-column table:style-name="Table8.A"/>
        <table:table-row table:style-name="Table8.1">
          <table:table-cell table:style-name="Table8.A1" office:value-type="string">
            <text:p text:style-name="P25"><text:span text:style-name="T19">docker compose stop &amp;&amp; docker compose start</text:span></text:p>
          </table:table-cell>
        </table:table-row>
      </table:table>
      <text:list xml:id="list151815846884878" text:continue-numbering="true" text:style-name="WWNum2">
        <text:list-item>
          <text:p text:style-name="P28"><text:bookmark text:name="_72yv1gty1dke"/>Bibliografía</text:p>
        </text:list-item>
      </text:list>
      <text:p text:style-name="P9">[1] Docker Docs <text:a xlink:type="simple" xlink:href="https://docs.docker.com/" text:style-name="ListLabel_20_11" text:visited-style-name="ListLabel_20_11"><text:span text:style-name="T17">https://docs.docker.com/</text:span></text:a></text:p>
      <text:p text:style-name="P9">[2] Docker Compose Docs <text:a xlink:type="simple" xlink:href="https://docs.docker.com/compose/" text:style-name="ListLabel_20_11" text:visited-style-name="ListLabel_20_11"><text:span text:style-name="T17">https://docs.docker.com/compose/</text:span></text:a></text:p>
      <text:p text:style-name="P9">[3] Materiales libres del módulo SGE donde se utiliza Odoo </text:p>
      <text:p text:style-name="P9"><text:a xlink:type="simple" xlink:href="https://github.com/sergarb1/ApuntesSistemasGestionEmpresarial" text:style-name="ListLabel_20_11" text:visited-style-name="ListLabel_20_11"><text:span text:style-name="T17">https://github.com/sergarb1/ApuntesSistemasGestionEmpresarial</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6. Caso práctico 07</text:span></text:p>
      </style:header>
      <style:footer>
        <text:p text:style-name="MP4"><text:span text:style-name="MT1">Curso Introducción a Docker<text:tab/><text:tab/>UD06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3" meta:object-count="0" meta:page-count="2" meta:paragraph-count="70" meta:word-count="1031" meta:character-count="7260" meta:non-whitespace-character-count="6162"/>
    <meta:generator>LibreOfficeDev/6.0.5.2$Linux_X86_64 LibreOffice_project/</meta:generator>
  </office:meta>
</office:document-meta>
</file>